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17.639cm" fo:margin-left="0cm" fo:margin-right="-0.049cm" table:align="margins"/>
    </style:style>
    <style:style style:name="Table6.A" style:family="table-column">
      <style:table-column-properties style:column-width="0.542cm" style:rel-column-width="307*"/>
    </style:style>
    <style:style style:name="Table6.B" style:family="table-column">
      <style:table-column-properties style:column-width="2.425cm" style:rel-column-width="1375*"/>
    </style:style>
    <style:style style:name="Table6.C" style:family="table-column">
      <style:table-column-properties style:column-width="13.115cm" style:rel-column-width="7435*"/>
    </style:style>
    <style:style style:name="Table6.D" style:family="table-column">
      <style:table-column-properties style:column-width="1.558cm" style:rel-column-width="883*"/>
    </style:style>
    <style:style style:name="Table6.1" style:family="table-row">
      <style:table-row-properties style:min-row-height="1.614cm"/>
    </style:style>
    <style:style style:name="Table6.A1" style:family="table-cell">
      <style:table-cell-properties style:vertical-align="middle" style:border-line-width-bottom="0.035cm 0.035cm 0.035cm" fo:padding="0cm" fo:border-left="none" fo:border-right="none" fo:border-top="none" fo:border-bottom="0.106cm double #808080"/>
    </style:style>
    <style:style style:name="Table6.C1" style:family="table-cell">
      <style:table-cell-properties style:border-line-width-bottom="0.035cm 0.035cm 0.035cm" fo:padding="0cm" fo:border-left="none" fo:border-right="none" fo:border-top="none" fo:border-bottom="0.106cm double #808080"/>
    </style:style>
    <style:style style:name="Table1" style:family="table">
      <style:table-properties style:width="17.591cm" fo:margin-left="-0.002cm" fo:margin-right="0cm" table:align="margins"/>
    </style:style>
    <style:style style:name="Table1.A" style:family="table-column">
      <style:table-column-properties style:column-width="0.676cm" style:rel-column-width="2516*"/>
    </style:style>
    <style:style style:name="Table1.B" style:family="table-column">
      <style:table-column-properties style:column-width="0.377cm" style:rel-column-width="1406*"/>
    </style:style>
    <style:style style:name="Table1.C" style:family="table-column">
      <style:table-column-properties style:column-width="7.087cm" style:rel-column-width="26403*"/>
    </style:style>
    <style:style style:name="Table1.D" style:family="table-column">
      <style:table-column-properties style:column-width="0.646cm" style:rel-column-width="2405*"/>
    </style:style>
    <style:style style:name="Table1.E" style:family="table-column">
      <style:table-column-properties style:column-width="1.7cm" style:rel-column-width="6334*"/>
    </style:style>
    <style:style style:name="Table1.F" style:family="table-column">
      <style:table-column-properties style:column-width="1.977cm" style:rel-column-width="7366*"/>
    </style:style>
    <style:style style:name="Table1.G" style:family="table-column">
      <style:table-column-properties style:column-width="5.128cm" style:rel-column-width="19105*"/>
    </style:style>
    <style:style style:name="Table1.1" style:family="table-row">
      <style:table-row-properties style:min-row-height="0.499cm"/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style:min-row-height="0.228cm"/>
    </style:style>
    <style:style style:name="Table1.4" style:family="table-row">
      <style:table-row-properties style:min-row-height="0.455cm"/>
    </style:style>
    <style:style style:name="Table1.7" style:family="table-row">
      <style:table-row-properties style:min-row-height="0.113cm"/>
    </style:style>
    <style:style style:name="Table1.A9" style:family="table-cell">
      <style:table-cell-properties fo:padding="0cm" fo:border="none"/>
    </style:style>
    <style:style style:name="Table1.11" style:family="table-row">
      <style:table-row-properties style:min-row-height="0.709cm"/>
    </style:style>
    <style:style style:name="Table1.14" style:family="table-row">
      <style:table-row-properties style:min-row-height="0.617cm"/>
    </style:style>
    <style:style style:name="Table3" style:family="table">
      <style:table-properties style:width="17.591cm" table:align="margins"/>
    </style:style>
    <style:style style:name="Table3.A" style:family="table-column">
      <style:table-column-properties style:column-width="17.591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Header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margin-left="0cm" fo:margin-right="-0.009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" style:family="paragraph" style:parent-style-name="Header">
      <style:paragraph-properties fo:margin-left="0.873cm" fo:margin-right="-0.009cm" fo:text-align="start" style:justify-single-word="false" fo:text-indent="0cm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margin-left="0.873cm" fo:margin-right="-0.009cm" fo:text-indent="0cm" style:auto-text-indent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size-complex="10pt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808080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808080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22" style:family="paragraph" style:parent-style-name="Table_20_Contents">
      <style:paragraph-properties fo:margin-left="0.903cm" fo:margin-right="-0.009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.961cm" fo:margin-right="-0.009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fo:margin-left="1.058cm" fo:margin-right="0cm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Text_20_body">
      <style:paragraph-properties fo:text-align="center" style:justify-single-word="false">
        <style:tab-stops>
          <style:tab-stop style:position="11.054cm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text-align="center" style:justify-single-word="false">
        <style:tab-stops>
          <style:tab-stop style:position="11.054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padding="0cm" fo:border="none"/>
      <style:text-properties style:font-name="Arial" fo:font-size="10pt" style:text-underline-style="none" fo:font-weight="bold" style:font-size-asian="10pt" style:font-size-complex="10pt"/>
    </style:style>
    <style:style style:name="P28" style:family="paragraph" style:parent-style-name="Text_20_body">
      <style:paragraph-properties fo:text-align="justify" style:justify-single-word="false" fo:padding="0cm" fo:border="none"/>
      <style:text-properties style:font-name="Arial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paragraph-properties fo:text-align="justify" style:justify-single-word="false" fo:padding="0cm" fo:border="none"/>
      <style:text-properties style:font-name="Arial" fo:font-size="10pt" style:font-size-asian="10pt" style:font-size-complex="10pt"/>
    </style:style>
    <style:style style:name="P30" style:family="paragraph" style:parent-style-name="Heading_20_1">
      <style:paragraph-properties fo:margin-left="0cm" fo:margin-right="0cm" fo:text-align="center" style:justify-single-word="false" fo:text-indent="0.03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" style:family="text">
      <style:text-properties fo:font-weight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7">{logo}</text:p>
          </table:table-cell>
          <table:table-cell table:style-name="Table6.C1" office:value-type="string">
            <text:p text:style-name="P21">{badan}</text:p>
            <text:p text:style-name="P21">{kota4}</text:p>
            <text:p text:style-name="P20">{alamat} </text:p>
            <text:p text:style-name="P18">Telp. {tlp} Fax {fax} </text:p>
            <text:p text:style-name="P18"/>
          </table:table-cell>
          <table:table-cell table:style-name="Table6.C1" office:value-type="string">
            <text:p text:style-name="P19"/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h text:style-name="P30" text:outline-level="1">{title}</text:h>
            <text:p text:style-name="P25">{IZIN}</text:p>
            <text:p text:style-name="P26">Nomor : {no_skrd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7" office:value-type="string">
            <text:p text:style-name="P27">Berdasarkan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28">[!-- BEGIN row.articles2 --]{titreArticle2}</text:p>
          </table:table-cell>
          <table:covered-table-cell/>
          <table:table-cell table:style-name="Table1.A1" table:number-columns-spanned="5" office:value-type="string">
            <text:p text:style-name="P29"><text:span text:style-name="T4">{texteArticle2}[!-- END row.articles2 --]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9">Permohonan izin :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>[!-- BEGIN row.articles --]{titreArticle}</text:p>
          </table:table-cell>
          <table:covered-table-cell/>
          <table:table-cell table:style-name="Table1.A1" office:value-type="string">
            <text:p text:style-name="P13">:</text:p>
          </table:table-cell>
          <table:table-cell table:style-name="Table1.A1" table:number-columns-spanned="3" office:value-type="string">
            <text:p text:style-name="P2"><text:bookmark-start text:name="__DdeLink__12123_962768907"/>{texteArticle}<text:span text:style-name="T1">[!-- END row.articles --]</text:span><text:bookmark-end text:name="__DdeLink__12123_962768907"/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>[!-- BEGIN row.articles3 --]{titreArticle3}</text:p>
          </table:table-cell>
          <table:covered-table-cell/>
          <table:table-cell table:style-name="Table1.A1" office:value-type="string">
            <text:p text:style-name="P2">{texteArticle4}</text:p>
          </table:table-cell>
          <table:table-cell table:style-name="Table1.A1" table:number-columns-spanned="3" office:value-type="string">
            <text:p text:style-name="P2"><text:bookmark-start text:name="__DdeLink__28852_962768907"/>{texteArticle3}<text:bookmark-end text:name="__DdeLink__28852_962768907"/><text:span text:style-name="T1">[!-- END row.articles3 --]</text:span>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3">Perhitungan Retribusi :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9" table:number-columns-spanned="7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4">{bangunan_gedung}{prasarana}</text:p>
                  <text:p text:style-name="P4">Rumus Perhitungan = {hitungmanual}</text:p>
                  <text:p text:style-name="P5">_________________________________________</text:p>
                  <text:p text:style-name="P7">= {jumlahretribusi1}</text:p>
                </table:table-cell>
              </table:table-row>
              <table:table-row>
                <table:table-cell table:style-name="Table3.A2" office:value-type="string">
                  <text:p text:style-name="P12">Pengurangan/keringanan/pembebasan retribusi</text:p>
                  <text:p text:style-name="P8">Berdasarkan surat <text:s/>: {berdasarkan}</text:p>
                  <text:p text:style-name="P22">Nomor <text:s text:c="18"/>: {i_surat}</text:p>
                  <text:p text:style-name="P6">Besarnya keringanan <text:s text:c="9"/>: {diskon} % x {jumlahretribusi}</text:p>
                  <text:p text:style-name="P23"/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7" office:value-type="string">
            <text:p text:style-name="P15">Besarnya retribusi yang harus dibayar :</text:p>
            <text:p text:style-name="P24"><text:span text:style-name="T2">= </text:span><text:span text:style-name="T3">{totalretribusi} (</text:span><text:span text:style-name="T2"> </text:span><text:span text:style-name="T7">{bilangan}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4">{kota} , {tanggal}</text:p>
          </table:table-cell>
          <table:covered-table-cell/>
        </table:table-row>
        <table:table-row table:style-name="Table1.11">
          <table:table-cell table:style-name="Table1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4"><text:span text:style-name="T5">{jabatan}</text:span><text:line-break/><text:span text:style-name="T5">{kantor}</text:span></text:p>
          </table:table-cell>
          <table:covered-table-cell/>
        </table:table-row>
        <table:table-row table:style-name="Table1.11">
          <table:table-cell table:style-name="Table1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><text:s text:c="5"/></text:p>
          </table:table-cell>
          <table:table-cell table:style-name="Table1.A1" office:value-type="string">
            <text:p text:style-name="P11">{ttd}</text:p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1.14">
          <table:table-cell table:style-name="Table1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9" table:number-columns-spanned="2" office:value-type="string">
            <text:p text:style-name="P10"><text:span text:style-name="T6">{nama_pejabat}</text:span> <text:line-break/>NIP. {nip_pejabat}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076cm" fo:margin-bottom="0.102cm" fo:text-indent="-0.762c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9-01T10:19:42</meta:creation-date>
    <dc:date>2012-08-08T21:24:13.76</dc:date>
    <meta:editing-duration>PT10H6M30S</meta:editing-duration>
    <meta:editing-cycles>122</meta:editing-cycles>
    <meta:generator>OpenOffice.org/3.3$Win32 OpenOffice.org_project/330m20$Build-9567</meta:generator>
    <dc:creator>Yogi Cahyana</dc:creator>
    <meta:document-statistic meta:table-count="3" meta:image-count="0" meta:object-count="0" meta:page-count="1" meta:paragraph-count="34" meta:word-count="96" meta:character-count="846"/>
  </office:meta>
</office:document-meta>
</file>